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9071in" svg:y="0.0394in">
            <draw:object draw:notify-on-update-of-ranges="Sheet1.A1:Sheet1.A249 Sheet1.B1:Sheet1.B2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float" office:value="0.45367" calcext:value-type="float">
            <text:p>0.45367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333232" calcext:value-type="float">
            <text:p>0.33323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259167" calcext:value-type="float">
            <text:p>0.259167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132046" calcext:value-type="float">
            <text:p>0.13204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826843" calcext:value-type="float">
            <text:p>0.82684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7834" calcext:value-type="float">
            <text:p>1.783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138114" calcext:value-type="float">
            <text:p>0.13811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5.94015" calcext:value-type="float">
            <text:p>5.9401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5.7213" calcext:value-type="float">
            <text:p>5.721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14422" calcext:value-type="float">
            <text:p>2.1442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4.46916" calcext:value-type="float">
            <text:p>4.4691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531591" calcext:value-type="float">
            <text:p>0.53159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07094" calcext:value-type="float">
            <text:p>2.0709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507264" calcext:value-type="float">
            <text:p>0.50726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377081" calcext:value-type="float">
            <text:p>0.37708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310279" calcext:value-type="float">
            <text:p>0.31027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04837" calcext:value-type="float">
            <text:p>1.04837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899614" calcext:value-type="float">
            <text:p>0.89961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16554" calcext:value-type="float">
            <text:p>2.1655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67023" calcext:value-type="float">
            <text:p>1.6702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57918" calcext:value-type="float">
            <text:p>1.57918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853213" calcext:value-type="float">
            <text:p>0.85321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361037" calcext:value-type="float">
            <text:p>0.361037</text:p>
          </table:table-cell>
          <table:table-cell office:value-type="float" office:value="5.991" calcext:value-type="float">
            <text:p>5.991</text:p>
          </table:table-cell>
          <table:table-cell table:number-columns-repeated="8"/>
          <table:table-cell table:style-name="ce1" table:formula="of:=AVERAGE([.A1:.A250])" office:value-type="float" office:value="1.44537412510482" calcext:value-type="float">
            <text:p>1.4453741251</text:p>
          </table:table-cell>
        </table:table-row>
        <table:table-row table:style-name="ro1">
          <table:table-cell office:value-type="float" office:value="2.52346" calcext:value-type="float">
            <text:p>2.5234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30196" calcext:value-type="float">
            <text:p>1.3019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3.24604" calcext:value-type="float">
            <text:p>3.2460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334844" calcext:value-type="float">
            <text:p>0.33484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67174" calcext:value-type="float">
            <text:p>1.6717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744663" calcext:value-type="float">
            <text:p>0.74466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403726" calcext:value-type="float">
            <text:p>0.40372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366983" calcext:value-type="float">
            <text:p>0.36698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3995" calcext:value-type="float">
            <text:p>0.399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496633" calcext:value-type="float">
            <text:p>0.49663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243437" calcext:value-type="float">
            <text:p>0.243437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0597553" calcext:value-type="float">
            <text:p>0.059755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491464" calcext:value-type="float">
            <text:p>0.49146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68668" calcext:value-type="float">
            <text:p>1.68668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214785" calcext:value-type="float">
            <text:p>0.21478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99314" calcext:value-type="float">
            <text:p>1.9931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3486" calcext:value-type="float">
            <text:p>2.348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51774" calcext:value-type="float">
            <text:p>2.5177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945205" calcext:value-type="float">
            <text:p>0.94520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6221" calcext:value-type="float">
            <text:p>1.622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4.21839" calcext:value-type="float">
            <text:p>4.2183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3.7859" calcext:value-type="float">
            <text:p>3.785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85294" calcext:value-type="float">
            <text:p>0.8529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240117" calcext:value-type="float">
            <text:p>0.240117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91544" calcext:value-type="float">
            <text:p>1.9154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825831" calcext:value-type="float">
            <text:p>0.82583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4.7559" calcext:value-type="float">
            <text:p>4.755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916349" calcext:value-type="float">
            <text:p>0.91634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21134" calcext:value-type="float">
            <text:p>2.2113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721179" calcext:value-type="float">
            <text:p>0.72117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74895" calcext:value-type="float">
            <text:p>1.7489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33584" calcext:value-type="float">
            <text:p>0.3358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35242" calcext:value-type="float">
            <text:p>0.3524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42351" calcext:value-type="float">
            <text:p>2.4235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26746" calcext:value-type="float">
            <text:p>2.2674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65906" calcext:value-type="float">
            <text:p>1.6590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451766" calcext:value-type="float">
            <text:p>0.45176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26046" calcext:value-type="float">
            <text:p>0.2604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420685" calcext:value-type="float">
            <text:p>0.42068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72809" calcext:value-type="float">
            <text:p>2.7280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944063" calcext:value-type="float">
            <text:p>0.94406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1453" calcext:value-type="float">
            <text:p>0.145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98237" calcext:value-type="float">
            <text:p>2.98237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0286418" calcext:value-type="float">
            <text:p>0.0286418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3.10064" calcext:value-type="float">
            <text:p>3.1006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0734377" calcext:value-type="float">
            <text:p>0.0734377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666156" calcext:value-type="float">
            <text:p>0.66615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796374" calcext:value-type="float">
            <text:p>0.79637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95608" calcext:value-type="float">
            <text:p>1.95608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53318" calcext:value-type="float">
            <text:p>0.53318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7754" calcext:value-type="float">
            <text:p>0.775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38211" calcext:value-type="float">
            <text:p>1.3821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157035" calcext:value-type="float">
            <text:p>0.15703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20293" calcext:value-type="float">
            <text:p>1.2029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206127" calcext:value-type="float">
            <text:p>0.206127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97691" calcext:value-type="float">
            <text:p>1.9769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308812" calcext:value-type="float">
            <text:p>0.30881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0452272" calcext:value-type="float">
            <text:p>0.045227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37189" calcext:value-type="float">
            <text:p>1.3718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19964" calcext:value-type="float">
            <text:p>1.1996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0747341" calcext:value-type="float">
            <text:p>0.074734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75717" calcext:value-type="float">
            <text:p>2.75717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7885" calcext:value-type="float">
            <text:p>2.788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49439" calcext:value-type="float">
            <text:p>0.4943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839913" calcext:value-type="float">
            <text:p>0.83991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184173" calcext:value-type="float">
            <text:p>0.18417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0331235" calcext:value-type="float">
            <text:p>0.033123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26809" calcext:value-type="float">
            <text:p>0.2680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24359" calcext:value-type="float">
            <text:p>1.2435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48994" calcext:value-type="float">
            <text:p>2.4899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117606" calcext:value-type="float">
            <text:p>0.11760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402219" calcext:value-type="float">
            <text:p>0.40221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291434" calcext:value-type="float">
            <text:p>0.29143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23939" calcext:value-type="float">
            <text:p>1.2393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668979" calcext:value-type="float">
            <text:p>0.66897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4.98264" calcext:value-type="float">
            <text:p>4.9826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131105" calcext:value-type="float">
            <text:p>0.13110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426702" calcext:value-type="float">
            <text:p>0.42670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42791" calcext:value-type="float">
            <text:p>2.4279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768424" calcext:value-type="float">
            <text:p>0.76842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395667" calcext:value-type="float">
            <text:p>0.395667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466673" calcext:value-type="float">
            <text:p>0.46667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732384" calcext:value-type="float">
            <text:p>0.73238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950357" calcext:value-type="float">
            <text:p>0.950357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94033" calcext:value-type="float">
            <text:p>1.9403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3.02823" calcext:value-type="float">
            <text:p>3.0282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9305" calcext:value-type="float">
            <text:p>1.930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609863" calcext:value-type="float">
            <text:p>0.60986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660621" calcext:value-type="float">
            <text:p>0.66062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662099" calcext:value-type="float">
            <text:p>0.66209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0396034" calcext:value-type="float">
            <text:p>0.039603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682192" calcext:value-type="float">
            <text:p>0.68219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02331" calcext:value-type="float">
            <text:p>2.0233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549365" calcext:value-type="float">
            <text:p>0.54936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4.42825" calcext:value-type="float">
            <text:p>4.4282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131214" calcext:value-type="float">
            <text:p>0.13121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2561" calcext:value-type="float">
            <text:p>2.256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99562" calcext:value-type="float">
            <text:p>0.9956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529273" calcext:value-type="float">
            <text:p>0.52927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46121" calcext:value-type="float">
            <text:p>1.4612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12226" calcext:value-type="float">
            <text:p>1.1222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28338" calcext:value-type="float">
            <text:p>2.28338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101039" calcext:value-type="float">
            <text:p>0.10103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344869" calcext:value-type="float">
            <text:p>0.34486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634775" calcext:value-type="float">
            <text:p>0.63477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602946" calcext:value-type="float">
            <text:p>0.60294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52066" calcext:value-type="float">
            <text:p>1.5206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01614" calcext:value-type="float">
            <text:p>1.0161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180584" calcext:value-type="float">
            <text:p>0.18058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24645" calcext:value-type="float">
            <text:p>1.2464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4.09794" calcext:value-type="float">
            <text:p>4.0979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50108" calcext:value-type="float">
            <text:p>2.50108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41214" calcext:value-type="float">
            <text:p>1.4121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04999" calcext:value-type="float">
            <text:p>1.0499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43699" calcext:value-type="float">
            <text:p>1.4369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43955" calcext:value-type="float">
            <text:p>2.4395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51315" calcext:value-type="float">
            <text:p>2.5131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252947" calcext:value-type="float">
            <text:p>0.252947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148373" calcext:value-type="float">
            <text:p>0.14837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3.3408" calcext:value-type="float">
            <text:p>3.3408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23623" calcext:value-type="float">
            <text:p>1.2362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3.33959" calcext:value-type="float">
            <text:p>3.3395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43325" calcext:value-type="float">
            <text:p>1.4332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997141" calcext:value-type="float">
            <text:p>0.99714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192046" calcext:value-type="float">
            <text:p>0.19204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8933" calcext:value-type="float">
            <text:p>1.893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126541" calcext:value-type="float">
            <text:p>0.12654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1943" calcext:value-type="float">
            <text:p>1.194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99909" calcext:value-type="float">
            <text:p>1.9990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624012" calcext:value-type="float">
            <text:p>0.62401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3.03232" calcext:value-type="float">
            <text:p>3.0323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05182" calcext:value-type="float">
            <text:p>2.0518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3.80304" calcext:value-type="float">
            <text:p>3.8030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7426" calcext:value-type="float">
            <text:p>1.742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00675249" calcext:value-type="float">
            <text:p>0.0067524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73554" calcext:value-type="float">
            <text:p>0.7355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4.94034" calcext:value-type="float">
            <text:p>4.9403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54803" calcext:value-type="float">
            <text:p>1.5480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68608" calcext:value-type="float">
            <text:p>1.68608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210914" calcext:value-type="float">
            <text:p>0.21091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09122" calcext:value-type="float">
            <text:p>2.0912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3.88296" calcext:value-type="float">
            <text:p>3.8829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740186" calcext:value-type="float">
            <text:p>0.74018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646241" calcext:value-type="float">
            <text:p>0.64624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980108" calcext:value-type="float">
            <text:p>0.980108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283356" calcext:value-type="float">
            <text:p>0.28335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242902" calcext:value-type="float">
            <text:p>0.24290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12134" calcext:value-type="float">
            <text:p>1.1213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799568" calcext:value-type="float">
            <text:p>0.799568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49223" calcext:value-type="float">
            <text:p>1.4922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0377584" calcext:value-type="float">
            <text:p>0.037758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0.8906" calcext:value-type="float">
            <text:p>10.890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5.67031" calcext:value-type="float">
            <text:p>5.6703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74412" calcext:value-type="float">
            <text:p>0.7441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333551" calcext:value-type="float">
            <text:p>0.33355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209825" calcext:value-type="float">
            <text:p>0.20982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85922" calcext:value-type="float">
            <text:p>1.8592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55691" calcext:value-type="float">
            <text:p>1.5569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25289" calcext:value-type="float">
            <text:p>2.2528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94582" calcext:value-type="float">
            <text:p>1.9458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533611" calcext:value-type="float">
            <text:p>0.53361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5.60271" calcext:value-type="float">
            <text:p>5.6027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47729" calcext:value-type="float">
            <text:p>2.4772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5.17176" calcext:value-type="float">
            <text:p>5.1717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214689" calcext:value-type="float">
            <text:p>0.21468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43209" calcext:value-type="float">
            <text:p>0.4320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131011" calcext:value-type="float">
            <text:p>0.13101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937998" calcext:value-type="float">
            <text:p>0.937998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505643" calcext:value-type="float">
            <text:p>0.50564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3.79396" calcext:value-type="float">
            <text:p>3.7939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12649" calcext:value-type="float">
            <text:p>1.1264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3.79912" calcext:value-type="float">
            <text:p>3.7991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18666" calcext:value-type="float">
            <text:p>1.1866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15684" calcext:value-type="float">
            <text:p>1.1568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0460303" calcext:value-type="float">
            <text:p>0.046030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684894" calcext:value-type="float">
            <text:p>0.68489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918049" calcext:value-type="float">
            <text:p>0.91804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410617" calcext:value-type="float">
            <text:p>0.410617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37812" calcext:value-type="float">
            <text:p>2.3781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699367" calcext:value-type="float">
            <text:p>0.699367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0997847" calcext:value-type="float">
            <text:p>0.0997847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0467122" calcext:value-type="float">
            <text:p>0.046712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782101" calcext:value-type="float">
            <text:p>0.78210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669055" calcext:value-type="float">
            <text:p>0.66905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53379" calcext:value-type="float">
            <text:p>0.5337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8502" calcext:value-type="float">
            <text:p>2.850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3.17288" calcext:value-type="float">
            <text:p>3.17288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49062" calcext:value-type="float">
            <text:p>0.4906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546598" calcext:value-type="float">
            <text:p>0.546598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17855" calcext:value-type="float">
            <text:p>1.1785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0262004" calcext:value-type="float">
            <text:p>0.026200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0705653" calcext:value-type="float">
            <text:p>0.070565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3.33037" calcext:value-type="float">
            <text:p>3.33037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707658" calcext:value-type="float">
            <text:p>0.707658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723146" calcext:value-type="float">
            <text:p>0.72314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76809" calcext:value-type="float">
            <text:p>1.7680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067976" calcext:value-type="float">
            <text:p>0.06797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3.49005" calcext:value-type="float">
            <text:p>3.4900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3.44753" calcext:value-type="float">
            <text:p>3.4475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939701" calcext:value-type="float">
            <text:p>0.939701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09433" calcext:value-type="float">
            <text:p>1.0943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559355" calcext:value-type="float">
            <text:p>0.55935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5.48316" calcext:value-type="float">
            <text:p>5.4831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271704" calcext:value-type="float">
            <text:p>0.27170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798523" calcext:value-type="float">
            <text:p>0.79852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310529" calcext:value-type="float">
            <text:p>0.31052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255749" calcext:value-type="float">
            <text:p>0.25574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39273" calcext:value-type="float">
            <text:p>1.3927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537765" calcext:value-type="float">
            <text:p>0.53776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0000193611" calcext:value-type="float">
            <text:p>1.93611E-00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642132" calcext:value-type="float">
            <text:p>0.64213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38753" calcext:value-type="float">
            <text:p>1.3875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3.28517" calcext:value-type="float">
            <text:p>3.28517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3.84223" calcext:value-type="float">
            <text:p>3.8422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03265" calcext:value-type="float">
            <text:p>2.03265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73006" calcext:value-type="float">
            <text:p>2.7300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3.28213" calcext:value-type="float">
            <text:p>3.2821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141643" calcext:value-type="float">
            <text:p>0.14164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2.98539" calcext:value-type="float">
            <text:p>2.98539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11836" calcext:value-type="float">
            <text:p>1.1183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1.03553" calcext:value-type="float">
            <text:p>1.03553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598372" calcext:value-type="float">
            <text:p>0.59837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747077" calcext:value-type="float">
            <text:p>0.747077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874276" calcext:value-type="float">
            <text:p>0.874276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9.93454" calcext:value-type="float">
            <text:p>9.93454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  <table:table-row table:style-name="ro1">
          <table:table-cell office:value-type="float" office:value="0.35362" calcext:value-type="float">
            <text:p>0.35362</text:p>
          </table:table-cell>
          <table:table-cell office:value-type="float" office:value="5.991" calcext:value-type="float">
            <text:p>5.99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0T18:21:50.145213349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249" svg:x="0.32cm" svg:y="0.18cm" svg:width="12.508cm" svg:height="8.64cm">
          <chartooo:coordinate-region svg:x="0.941cm" svg:y="0.379cm" svg:width="11.793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49" chart:class="chart:line">
            <chart:data-point chart:repeated="249"/>
          </chart:series>
          <chart:series chart:style-name="ch7" chart:values-cell-range-address="Sheet1.B1:Sheet1.B249" chart:class="chart:line">
            <chart:data-point chart:repeated="2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367">
                <text:p>0.45367</text:p>
                <draw:g>
                  <svg:desc>Sheet1.A1:Sheet1.A249</svg:desc>
                </draw:g>
              </table:table-cell>
              <table:table-cell office:value-type="float" office:value="5.991">
                <text:p>5.991</text:p>
                <draw:g>
                  <svg:desc>Sheet1.B1:Sheet1.B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232">
                <text:p>0.3332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9167">
                <text:p>0.2591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2046">
                <text:p>0.1320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6843">
                <text:p>0.8268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834">
                <text:p>1.78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8114">
                <text:p>0.1381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4015">
                <text:p>5.940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7213">
                <text:p>5.72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4422">
                <text:p>2.144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6916">
                <text:p>4.469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1591">
                <text:p>0.5315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7094">
                <text:p>2.070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7264">
                <text:p>0.5072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7081">
                <text:p>0.3770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0279">
                <text:p>0.3102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4837">
                <text:p>1.048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9614">
                <text:p>0.8996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6554">
                <text:p>2.165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7023">
                <text:p>1.670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7918">
                <text:p>1.579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3213">
                <text:p>0.8532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037">
                <text:p>0.3610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2346">
                <text:p>2.523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0196">
                <text:p>1.301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24604">
                <text:p>3.246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4844">
                <text:p>0.3348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7174">
                <text:p>1.671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44663">
                <text:p>0.7446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3726">
                <text:p>0.4037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6983">
                <text:p>0.3669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95">
                <text:p>0.39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6633">
                <text:p>0.4966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3437">
                <text:p>0.2434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97553">
                <text:p>0.05975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91464">
                <text:p>0.4914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8668">
                <text:p>1.686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4785">
                <text:p>0.2147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9314">
                <text:p>1.993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486">
                <text:p>2.34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1774">
                <text:p>2.517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45205">
                <text:p>0.9452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221">
                <text:p>1.62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1839">
                <text:p>4.218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7859">
                <text:p>3.78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5294">
                <text:p>0.852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0117">
                <text:p>0.2401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1544">
                <text:p>1.915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25831">
                <text:p>0.8258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559">
                <text:p>4.75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16349">
                <text:p>0.9163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1134">
                <text:p>2.211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21179">
                <text:p>0.7211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4895">
                <text:p>1.748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3584">
                <text:p>0.335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242">
                <text:p>0.352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2351">
                <text:p>2.423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6746">
                <text:p>2.267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5906">
                <text:p>1.659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51766">
                <text:p>0.4517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6046">
                <text:p>0.260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0685">
                <text:p>0.4206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72809">
                <text:p>2.728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44063">
                <text:p>0.9440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453">
                <text:p>0.14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8237">
                <text:p>2.982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86418">
                <text:p>0.02864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10064">
                <text:p>3.100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734377">
                <text:p>0.07343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66156">
                <text:p>0.6661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96374">
                <text:p>0.7963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5608">
                <text:p>1.956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3318">
                <text:p>0.533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754">
                <text:p>0.77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8211">
                <text:p>1.382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7035">
                <text:p>0.1570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0293">
                <text:p>1.202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06127">
                <text:p>0.2061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7691">
                <text:p>1.976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08812">
                <text:p>0.3088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52272">
                <text:p>0.04522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7189">
                <text:p>1.371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9964">
                <text:p>1.199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747341">
                <text:p>0.07473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75717">
                <text:p>2.757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885">
                <text:p>2.78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9439">
                <text:p>0.494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39913">
                <text:p>0.8399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84173">
                <text:p>0.1841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31235">
                <text:p>0.03312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6809">
                <text:p>0.268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4359">
                <text:p>1.243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48994">
                <text:p>2.489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17606">
                <text:p>0.1176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02219">
                <text:p>0.4022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91434">
                <text:p>0.2914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3939">
                <text:p>1.239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68979">
                <text:p>0.6689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8264">
                <text:p>4.982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31105">
                <text:p>0.1311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26702">
                <text:p>0.4267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42791">
                <text:p>2.427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68424">
                <text:p>0.7684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95667">
                <text:p>0.3956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66673">
                <text:p>0.4666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32384">
                <text:p>0.7323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50357">
                <text:p>0.9503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94033">
                <text:p>1.940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02823">
                <text:p>3.028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9305">
                <text:p>1.93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09863">
                <text:p>0.6098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60621">
                <text:p>0.6606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62099">
                <text:p>0.6620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96034">
                <text:p>0.03960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82192">
                <text:p>0.6821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02331">
                <text:p>2.023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49365">
                <text:p>0.5493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42825">
                <text:p>4.428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31214">
                <text:p>0.1312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2561">
                <text:p>2.25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562">
                <text:p>0.995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29273">
                <text:p>0.5292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46121">
                <text:p>1.461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2226">
                <text:p>1.122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28338">
                <text:p>2.283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1039">
                <text:p>0.1010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44869">
                <text:p>0.3448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34775">
                <text:p>0.6347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02946">
                <text:p>0.6029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2066">
                <text:p>1.520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1614">
                <text:p>1.016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80584">
                <text:p>0.1805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4645">
                <text:p>1.246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09794">
                <text:p>4.097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50108">
                <text:p>2.501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1214">
                <text:p>1.412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4999">
                <text:p>1.049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3699">
                <text:p>1.436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43955">
                <text:p>2.439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51315">
                <text:p>2.513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52947">
                <text:p>0.2529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8373">
                <text:p>0.1483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3408">
                <text:p>3.34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23623">
                <text:p>1.236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33959">
                <text:p>3.339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3325">
                <text:p>1.433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97141">
                <text:p>0.9971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92046">
                <text:p>0.1920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8933">
                <text:p>1.89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26541">
                <text:p>0.1265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943">
                <text:p>1.19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99909">
                <text:p>1.999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24012">
                <text:p>0.6240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3232">
                <text:p>3.032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05182">
                <text:p>2.051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80304">
                <text:p>3.803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7426">
                <text:p>1.74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675249">
                <text:p>0.006752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3554">
                <text:p>0.735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94034">
                <text:p>4.940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4803">
                <text:p>1.548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8608">
                <text:p>1.686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10914">
                <text:p>0.2109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09122">
                <text:p>2.091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88296">
                <text:p>3.882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40186">
                <text:p>0.7401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46241">
                <text:p>0.6462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80108">
                <text:p>0.9801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83356">
                <text:p>0.2833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42902">
                <text:p>0.2429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2134">
                <text:p>1.121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99568">
                <text:p>0.7995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49223">
                <text:p>1.492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77584">
                <text:p>0.03775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8906">
                <text:p>10.89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67031">
                <text:p>5.670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4412">
                <text:p>0.744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33551">
                <text:p>0.3335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09825">
                <text:p>0.2098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5922">
                <text:p>1.859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55691">
                <text:p>1.556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25289">
                <text:p>2.252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94582">
                <text:p>1.945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33611">
                <text:p>0.5336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60271">
                <text:p>5.602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47729">
                <text:p>2.477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17176">
                <text:p>5.171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14689">
                <text:p>0.2146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3209">
                <text:p>0.432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31011">
                <text:p>0.1310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37998">
                <text:p>0.9379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05643">
                <text:p>0.5056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79396">
                <text:p>3.793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2649">
                <text:p>1.126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79912">
                <text:p>3.799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8666">
                <text:p>1.186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5684">
                <text:p>1.156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460303">
                <text:p>0.04603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84894">
                <text:p>0.6848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18049">
                <text:p>0.9180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10617">
                <text:p>0.4106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37812">
                <text:p>2.378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99367">
                <text:p>0.6993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997847">
                <text:p>0.09978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467122">
                <text:p>0.04671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82101">
                <text:p>0.7821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69055">
                <text:p>0.6690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3379">
                <text:p>0.533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8502">
                <text:p>2.85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17288">
                <text:p>3.172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9062">
                <text:p>0.490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46598">
                <text:p>0.5465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7855">
                <text:p>1.178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62004">
                <text:p>0.02620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705653">
                <text:p>0.07056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3037">
                <text:p>3.330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07658">
                <text:p>0.7076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23146">
                <text:p>0.7231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76809">
                <text:p>1.768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67976">
                <text:p>0.0679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49005">
                <text:p>3.490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44753">
                <text:p>3.447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39701">
                <text:p>0.9397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09433">
                <text:p>1.094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59355">
                <text:p>0.5593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48316">
                <text:p>5.483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71704">
                <text:p>0.2717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98523">
                <text:p>0.7985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10529">
                <text:p>0.3105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55749">
                <text:p>0.2557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39273">
                <text:p>1.392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37765">
                <text:p>0.5377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193611">
                <text:p>0.00001936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42132">
                <text:p>0.6421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38753">
                <text:p>1.387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28517">
                <text:p>3.285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84223">
                <text:p>3.842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03265">
                <text:p>2.032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73006">
                <text:p>2.730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28213">
                <text:p>3.282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41643">
                <text:p>0.1416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98539">
                <text:p>2.985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11836">
                <text:p>1.118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3553">
                <text:p>1.035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98372">
                <text:p>0.5983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47077">
                <text:p>0.7470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74276">
                <text:p>0.8742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93454">
                <text:p>9.934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5362">
                <text:p>0.35362</text:p>
              </table:table-cell>
              <table:table-cell office:value-type="float" office:value="5.991">
                <text:p>5.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